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7" style:family="graphic" style:parent-style-name="objectwithoutfill">
      <style:graphic-properties draw:stroke="dash" draw:stroke-dash="Ultrafine_20_2_20_Dots_20_3_20_Dashes" draw:marker-start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5.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1.97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17" style:family="graphic" style:parent-style-name="objectwithoutfill">
      <style:graphic-properties svg:stroke-width="0.1cm" svg:stroke-color="#000000" draw:marker-start-width="0.5cm" draw:marker-end="Arrow" draw:marker-end-width="0.7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8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2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3.1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4.08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5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0.72cm"/>
    </style:style>
    <style:style style:name="gr30" style:family="graphic" style:parent-style-name="standard">
      <style:graphic-properties draw:stroke="none" draw:fill="none" fo:min-height="2.087cm"/>
    </style:style>
    <style:style style:name="gr31" style:family="graphic" style:parent-style-name="standard">
      <style:graphic-properties draw:stroke="none" draw:fill="none" fo:min-height="0.8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cm" fo:min-width="23.713cm"/>
    </style:style>
    <style:style style:name="gr33" style:family="graphic" style:parent-style-name="standard">
      <style:graphic-properties draw:stroke="none" draw:fill="none" fo:min-height="1.5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7cm" fo:min-width="20.15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2.05cm" fo:min-width="20.6cm"/>
    </style:style>
    <style:style style:name="gr36" style:family="graphic" style:parent-style-name="standard">
      <style:graphic-properties draw:stroke="none" draw:fill="none" fo:min-height="1.727cm"/>
    </style:style>
    <style:style style:name="gr37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10.35cm" fo:min-width="23.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9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68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1.55cm"/>
    </style:style>
    <style:style style:name="gr48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23.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97cm" fo:min-width="0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5.65cm" fo:min-width="14.9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2.6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2cm"/>
    </style:style>
    <style:style style:name="gr5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677cm" fo:min-width="5.2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5.3cm"/>
    </style:style>
    <style:style style:name="gr59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82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text-align="center"/>
      <style:text-properties fo:font-size="13pt"/>
    </style:style>
    <style:style style:name="P11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P13" style:family="paragraph">
      <loext:graphic-properties draw:fill-color="#ffffff"/>
      <style:paragraph-properties fo:text-align="center"/>
      <style:text-properties fo:font-size="13pt"/>
    </style:style>
    <style:style style:name="P14" style:family="paragraph">
      <loext:graphic-properties draw:fill="none" draw:fill-color="#ffffff"/>
      <style:text-properties fo:font-size="13pt"/>
    </style:style>
    <style:style style:name="P15" style:family="paragraph">
      <loext:graphic-properties draw:fill-color="#ffffff"/>
      <style:paragraph-properties fo:text-align="center"/>
      <style:text-properties fo:font-size="13pt" style:font-size-asian="14pt" style:font-size-complex="14pt"/>
    </style:style>
    <style:style style:name="P16" style:family="paragraph">
      <loext:graphic-properties draw:fill="none" draw:fill-color="#ffffff"/>
      <style:text-properties fo:font-size="13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size="13pt" style:font-size-asian="13pt" style:font-size-complex="13pt"/>
    </style:style>
    <style:style style:name="T7" style:family="text">
      <style:text-properties style:text-position="0% 100%" style:font-name="Liberation Sans3" style:font-name-asian="Liberation Sans3" style:font-name-complex="Liberation Sans3"/>
    </style:style>
    <style:style style:name="T8" style:family="text">
      <style:text-properties style:text-position="-33% 58%" style:font-name="Liberation Sans3" style:font-name-asian="Liberation Sans3" style:font-name-complex="Liberation Sans3"/>
    </style:style>
    <style:style style:name="T9" style:family="text">
      <style:text-properties style:text-position="0% 100%" style:font-name="Liberation Sans3" fo:font-size="13pt" style:font-name-asian="Liberation Sans3" style:font-size-asian="13pt" style:font-name-complex="Liberation Sans3" style:font-size-complex="13pt"/>
    </style:style>
    <style:style style:name="T10" style:family="text">
      <style:text-properties style:text-position="0% 100%" style:font-name="Liberation Sans3" fo:font-size="13pt" fo:font-style="italic" style:font-name-asian="Liberation Sans3" style:font-size-asian="13pt" style:font-style-asian="italic" style:font-name-complex="Liberation Sans3" style:font-size-complex="13pt" style:font-style-complex="italic"/>
    </style:style>
    <style:style style:name="T11" style:family="text">
      <style:text-properties style:text-position="-33% 58%" style:font-name="Liberation Sans3" fo:font-size="13pt" fo:font-style="italic" style:font-name-asian="Liberation Sans3" style:font-size-asian="13pt" style:font-style-asian="italic" style:font-name-complex="Liberation Sans3" style:font-size-complex="13pt" style:font-style-complex="italic"/>
    </style:style>
    <style:style style:name="T12" style:family="text">
      <style:text-properties style:text-position="33% 58%" style:font-name="Liberation Sans3" style:font-name-asian="Liberation Sans3" style:font-name-complex="Liberation Sans3"/>
    </style:style>
    <style:style style:name="T13" style:family="text">
      <style:text-properties style:text-position="-33% 58%" fo:font-size="13pt" style:font-size-asian="13pt" style:font-size-complex="13pt"/>
    </style:style>
    <style:style style:name="T14" style:family="text">
      <style:text-properties fo:font-size="13pt" style:text-underline-style="solid" style:text-underline-width="auto" style:text-underline-color="font-color"/>
    </style:style>
    <style:style style:name="T15" style:family="text">
      <style:text-properties fo:font-size="13pt"/>
    </style:style>
    <style:style style:name="T16" style:family="text">
      <style:text-properties fo:font-size="13pt" style:font-size-asian="14pt" style:font-size-complex="14pt"/>
    </style:style>
    <style:style style:name="T17" style:family="text">
      <style:text-properties fo:font-size="13pt" fo:font-weight="bold" style:font-weight-asian="bold" style:font-weight-complex="bold"/>
    </style:style>
    <style:style style:name="T18" style:family="text">
      <style:text-properties style:text-position="-33% 58%" fo:font-weight="normal" style:font-weight-asian="normal" style:font-weight-complex="normal"/>
    </style:style>
    <style:style style:name="T19" style:family="text">
      <style:text-properties style:text-position="0% 100%" style:font-name="Liberation Sans3" fo:font-size="15pt" style:font-name-asian="Liberation Sans3" style:font-size-asian="15pt" style:font-name-complex="Liberation Sans3" style:font-size-complex="15pt"/>
    </style:style>
    <style:style style:name="T20" style:family="text">
      <style:text-properties style:text-position="0% 100%" style:font-name="Liberation Sans3" fo:font-size="15pt" fo:font-style="normal" style:font-name-asian="Liberation Sans3" style:font-size-asian="15pt" style:font-style-asian="normal" style:font-name-complex="Liberation Sans3" style:font-size-complex="15pt" style:font-style-complex="normal"/>
    </style:style>
    <style:style style:name="T21" style:family="text">
      <style:text-properties style:font-name="Liberation Sans3" style:font-name-asian="Liberation Sans3" style:font-name-complex="Liberation Sans3"/>
    </style:style>
    <style:style style:name="T22" style:family="text">
      <style:text-properties style:font-name="Liberation Sans" style:font-name-asian="Liberation Sans3" style:font-name-complex="Liberation Sans3"/>
    </style:style>
    <style:style style:name="T23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5" draw:text-style-name="P3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cm" svg:y1="3.9cm" svg:x2="14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10" draw:text-style-name="P5" xml:id="id3" draw:id="id3" draw:layer="layout" svg:width="2.8cm" svg:height="1.4cm" svg:x="3.8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2" draw:id="id2" draw:layer="layout" svg:width="2.8cm" svg:height="1.4cm" svg:x="4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layout" svg:width="2.8cm" svg:height="1.2cm" svg:x="6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5" draw:id="id5" draw:layer="layout" svg:width="3.7cm" svg:height="2cm" svg:x="10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" draw:id="id1" draw:layer="layout" svg:width="2.8cm" svg:height="1.4cm" svg:x="7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859cm" svg:y1="9.7cm" svg:x2="5.5cm" svg:y2="10.3cm" draw:start-shape="id1" draw:start-glue-point="3" draw:end-shape="id2" draw:end-glue-point="0" svg:d="M7859 9700l-2359 600" svg:viewBox="0 0 2360 601">
          <text:p/>
        </draw:connector>
        <draw:connector draw:style-name="gr14" draw:text-style-name="P3" draw:layer="layout" draw:type="line" svg:x1="5.2cm" svg:y1="6cm" svg:x2="2.4cm" svg:y2="14.8cm" draw:start-shape="id3" draw:start-glue-point="2" draw:end-shape="id4" draw:end-glue-point="5" svg:d="M5200 6000l-2800 8800" svg:viewBox="0 0 2801 8801">
          <text:p/>
        </draw:connector>
        <draw:connector draw:style-name="gr14" draw:text-style-name="P3" draw:layer="layout" draw:type="line" svg:x1="10.541cm" svg:y1="15.407cm" svg:x2="9.6cm" svg:y2="16.3cm" draw:start-shape="id5" draw:start-glue-point="7" draw:end-shape="id6" svg:d="M10541 15407l-941 893" svg:viewBox="0 0 942 894">
          <text:p/>
        </draw:connector>
        <draw:connector draw:style-name="gr14" draw:text-style-name="P3" draw:layer="layout" draw:type="line" svg:x1="10.659cm" svg:y1="9.7cm" svg:x2="11.85cm" svg:y2="13.7cm" draw:start-shape="id1" draw:start-glue-point="1" draw:end-shape="id5" draw:end-glue-point="4" svg:d="M10659 9700l1191 4000" svg:viewBox="0 0 1192 4001">
          <text:p/>
        </draw:connector>
        <draw:custom-shape draw:style-name="gr15" draw:text-style-name="P5" xml:id="id7" draw:id="id7" draw:layer="layout" svg:width="3.5cm" svg:height="2.1cm" svg:x="10.1cm" svg:y="5.9cm">
          <text:p text:style-name="P4">Total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1.85cm" svg:y1="8cm" svg:x2="11.85cm" svg:y2="13.7cm" draw:start-shape="id7" draw:start-glue-point="8" draw:end-shape="id5" svg:d="M11850 8000v5700" svg:viewBox="0 0 1 5701">
          <text:p/>
        </draw:connector>
        <draw:connector draw:style-name="gr14" draw:text-style-name="P3" draw:layer="layout" draw:type="line" svg:x1="13cm" svg:y1="3.7cm" svg:x2="11.85cm" svg:y2="5.9cm" draw:start-shape="id8" draw:start-glue-point="2" draw:end-shape="id7" draw:end-glue-point="4" svg:d="M13000 3700l-1150 2200" svg:viewBox="0 0 1151 2201">
          <text:p/>
        </draw:connector>
        <draw:custom-shape draw:style-name="gr16" draw:text-style-name="P5" xml:id="id9" draw:id="id9" draw:layer="layout" svg:width="3.3cm" svg:height="2.3cm" svg:x="6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0.541cm" svg:y1="13.993cm" svg:x2="10cm" svg:y2="13.05cm" draw:end-shape="id9" svg:d="M10541 13993l-541-943" svg:viewBox="0 0 542 944">
          <text:p/>
        </draw:connector>
        <draw:connector draw:style-name="gr14" draw:text-style-name="P3" draw:layer="layout" draw:type="line" svg:x1="5.5cm" svg:y1="11.7cm" svg:x2="4.45cm" svg:y2="13.2cm" draw:start-shape="id2" draw:start-glue-point="2" draw:end-shape="id4" draw:end-glue-point="4" svg:d="M5500 11700l-1050 1500" svg:viewBox="0 0 1051 1501">
          <text:p/>
        </draw:connector>
        <draw:custom-shape draw:style-name="gr10" draw:text-style-name="P5" xml:id="id17" draw:id="id17" draw:layer="layout" svg:width="2.8cm" svg:height="1.4cm" svg:x="14.9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3.5cm" svg:height="2.1cm" svg:x="22.4cm" svg:y="5.9cm">
          <text:p text:style-name="P4">Total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3.6cm" svg:y1="6.95cm" svg:x2="22.4cm" svg:y2="6.95cm" draw:start-shape="id7" draw:start-glue-point="10" draw:end-shape="id10" svg:d="M13600 6950h8800" svg:viewBox="0 0 8801 1">
          <text:p/>
        </draw:connector>
        <draw:connector draw:style-name="gr17" draw:text-style-name="P3" draw:layer="layout" draw:type="line" svg:x1="8.35cm" svg:y1="11.9cm" svg:x2="22.912cm" svg:y2="7.693cm" draw:start-shape="id9" draw:start-glue-point="4" draw:end-shape="id10" draw:end-glue-point="7" svg:d="M8350 11900l14562-4207" svg:viewBox="0 0 14563 4208">
          <text:p/>
        </draw:connector>
        <draw:connector draw:style-name="gr14" draw:text-style-name="P3" draw:layer="layout" draw:type="line" svg:x1="16.2cm" svg:y1="3.1cm" svg:x2="22.912cm" svg:y2="6.207cm" draw:start-shape="id8" draw:start-glue-point="1" draw:end-shape="id10" draw:end-glue-point="5" svg:d="M16200 3100l6712 3107" svg:viewBox="0 0 6713 3108">
          <text:p/>
        </draw:connector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4" draw:id="id4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6.7cm" svg:y2="13.05cm" draw:start-shape="id4" draw:start-glue-point="7" draw:end-shape="id9" draw:end-glue-point="5" svg:d="M6500 14800l200-1750" svg:viewBox="0 0 201 1751">
          <text:p/>
        </draw:connector>
        <draw:connector draw:style-name="gr14" draw:text-style-name="P3" draw:layer="layout" draw:type="line" svg:x1="4.45cm" svg:y1="16.4cm" svg:x2="6.8cm" svg:y2="16.3cm" draw:start-shape="id4" draw:start-glue-point="6" draw:end-shape="id6" draw:end-glue-point="3" svg:d="M4450 16400l2350-100" svg:viewBox="0 0 2351 101">
          <text:p/>
        </draw:connector>
        <draw:custom-shape draw:style-name="gr10" draw:text-style-name="P5" xml:id="id12" draw:id="id12" draw:layer="layout" svg:width="2.8cm" svg:height="1.4cm" svg:x="16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" draw:id="id14" draw:layer="layout" svg:width="2.8cm" svg:height="1.2cm" svg:x="18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13" draw:id="id13" draw:layer="layout" svg:width="3.7cm" svg:height="2cm" svg:x="22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1" draw:id="id11" draw:layer="layout" svg:width="2.8cm" svg:height="1.4cm" svg:x="19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859cm" svg:y1="9.7cm" svg:x2="17.5cm" svg:y2="10.3cm" draw:start-shape="id11" draw:start-glue-point="3" draw:end-shape="id12" draw:end-glue-point="0" svg:d="M19859 9700l-2359 600" svg:viewBox="0 0 2360 601">
          <text:p/>
        </draw:connector>
        <draw:connector draw:style-name="gr14" draw:text-style-name="P3" draw:layer="layout" draw:type="line" svg:x1="22.541cm" svg:y1="15.407cm" svg:x2="21.6cm" svg:y2="16.3cm" draw:start-shape="id13" draw:start-glue-point="7" draw:end-shape="id14" svg:d="M22541 15407l-941 893" svg:viewBox="0 0 942 894">
          <text:p/>
        </draw:connector>
        <draw:connector draw:style-name="gr14" draw:text-style-name="P3" draw:layer="layout" draw:type="line" svg:x1="22.659cm" svg:y1="9.7cm" svg:x2="23.85cm" svg:y2="13.7cm" draw:start-shape="id11" draw:start-glue-point="1" draw:end-shape="id13" draw:end-glue-point="4" svg:d="M22659 9700l1191 4000" svg:viewBox="0 0 1192 4001">
          <text:p/>
        </draw:connector>
        <draw:custom-shape draw:style-name="gr16" draw:text-style-name="P5" xml:id="id15" draw:id="id15" draw:layer="layout" svg:width="3.3cm" svg:height="2.3cm" svg:x="18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22.541cm" svg:y1="13.993cm" svg:x2="22cm" svg:y2="13.05cm" draw:end-shape="id15" svg:d="M22541 13993l-541-943" svg:viewBox="0 0 542 944">
          <text:p/>
        </draw:connector>
        <draw:connector draw:style-name="gr14" draw:text-style-name="P3" draw:layer="layout" draw:type="line" svg:x1="17.5cm" svg:y1="11.7cm" svg:x2="16.45cm" svg:y2="13.2cm" draw:start-shape="id12" draw:start-glue-point="2" draw:end-shape="id16" draw:end-glue-point="4" svg:d="M17500 11700l-1050 1500" svg:viewBox="0 0 1051 1501">
          <text:p/>
        </draw:connector>
        <draw:custom-shape draw:style-name="gr21" draw:text-style-name="P7" xml:id="id16" draw:id="id16" draw:layer="layout" svg:width="4.1cm" svg:height="3.2cm" svg:x="14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8.5cm" svg:y1="14.8cm" svg:x2="18.7cm" svg:y2="13.05cm" draw:start-shape="id16" draw:start-glue-point="7" draw:end-shape="id15" draw:end-glue-point="5" svg:d="M18500 14800l200-1750" svg:viewBox="0 0 201 1751">
          <text:p/>
        </draw:connector>
        <draw:connector draw:style-name="gr14" draw:text-style-name="P3" draw:layer="layout" draw:type="line" svg:x1="16.45cm" svg:y1="16.4cm" svg:x2="18.8cm" svg:y2="16.3cm" draw:start-shape="id16" draw:start-glue-point="6" draw:end-shape="id14" draw:end-glue-point="3" svg:d="M16450 16400l2350-100" svg:viewBox="0 0 2351 101">
          <text:p/>
        </draw:connector>
        <draw:connector draw:style-name="gr14" draw:text-style-name="P3" draw:layer="layout" draw:type="line" svg:x1="24.15cm" svg:y1="8cm" svg:x2="23.85cm" svg:y2="13.7cm" draw:start-shape="id10" draw:start-glue-point="8" draw:end-shape="id13" draw:end-glue-point="4" svg:d="M24150 8000l-300 5700" svg:viewBox="0 0 301 5701">
          <text:p/>
        </draw:connector>
        <draw:connector draw:style-name="gr14" draw:text-style-name="P3" draw:layer="layout" draw:type="line" svg:x1="16.3cm" svg:y1="6cm" svg:x2="14.4cm" svg:y2="14.8cm" draw:start-shape="id17" draw:start-glue-point="2" draw:end-shape="id16" draw:end-glue-point="5" svg:d="M16300 6000l-1900 8800" svg:viewBox="0 0 1901 8801">
          <text:p/>
        </draw:connector>
        <draw:frame draw:style-name="gr22" draw:text-style-name="P8" draw:layer="layout" svg:width="2.868cm" svg:height="0.962cm" svg:x="6.4cm" svg:y="0.046cm">
          <draw:text-box>
            <text:p><text:span text:style-name="T3">Model 1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5" draw:text-style-name="P3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.2cm" svg:y1="3.9cm" svg:x2="14.2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23" draw:text-style-name="P5" xml:id="id20" draw:id="id20" draw:layer="layout" svg:width="2.7cm" svg:height="1.6cm" svg:x="3.2cm" svg:y="5.3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19" draw:id="id19" draw:layer="layout" svg:width="2.8cm" svg:height="1.4cm" svg:x="4.6cm" svg:y="10.7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24" draw:id="id24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22" draw:id="id22" draw:layer="layout" svg:width="2.8cm" svg:height="1.2cm" svg:x="10.3cm" svg:y="14.4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0" draw:text-style-name="P5" xml:id="id18" draw:id="id18" draw:layer="layout" svg:width="2.8cm" svg:height="1.4cm" svg:x="7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859cm" svg:y1="9.7cm" svg:x2="6cm" svg:y2="10.7cm" draw:start-shape="id18" draw:start-glue-point="3" draw:end-shape="id19" draw:end-glue-point="0" svg:d="M7859 9700l-1859 1000" svg:viewBox="0 0 1860 1001">
          <text:p/>
        </draw:connector>
        <draw:connector draw:style-name="gr14" draw:text-style-name="P3" draw:layer="layout" draw:type="line" svg:x1="4.55cm" svg:y1="6.9cm" svg:x2="2.4cm" svg:y2="14.8cm" draw:start-shape="id20" draw:start-glue-point="2" draw:end-shape="id21" draw:end-glue-point="5" svg:d="M4550 6900l-2150 7900" svg:viewBox="0 0 2151 7901">
          <text:p/>
        </draw:connector>
        <draw:connector draw:style-name="gr14" draw:text-style-name="P3" draw:layer="layout" draw:type="line" svg:x1="10.659cm" svg:y1="9.7cm" svg:x2="11.7cm" svg:y2="14.4cm" draw:start-shape="id18" draw:start-glue-point="1" draw:end-shape="id22" draw:end-glue-point="0" svg:d="M10659 9700l1041 4700" svg:viewBox="0 0 1042 4701">
          <text:p/>
        </draw:connector>
        <draw:custom-shape draw:style-name="gr24" draw:text-style-name="P5" xml:id="id23" draw:id="id23" draw:layer="layout" svg:width="5.2cm" svg:height="2.1cm" svg:x="8.7cm" svg:y="5.9cm">
          <text:p text:style-name="P4">Site Population</text:p>
          <text:p text:style-name="P4">(intercep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1.3cm" svg:y1="8cm" svg:x2="11.7cm" svg:y2="14.4cm" draw:start-shape="id23" draw:start-glue-point="8" draw:end-shape="id22" draw:end-glue-point="0" svg:d="M11300 8000l400 6400" svg:viewBox="0 0 401 6401">
          <text:p/>
        </draw:connector>
        <draw:connector draw:style-name="gr14" draw:text-style-name="P3" draw:layer="layout" draw:type="line" svg:x1="13cm" svg:y1="3.7cm" svg:x2="11.3cm" svg:y2="5.9cm" draw:start-shape="id24" draw:start-glue-point="2" draw:end-shape="id23" draw:end-glue-point="4" svg:d="M13000 3700l-1700 2200" svg:viewBox="0 0 1701 2201">
          <text:p/>
        </draw:connector>
        <draw:custom-shape draw:style-name="gr16" draw:text-style-name="P5" xml:id="id25" draw:id="id25" draw:layer="layout" svg:width="3.3cm" svg:height="2.3cm" svg:x="6.7cm" svg:y="11.9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1.7cm" svg:y1="14.4cm" svg:x2="10cm" svg:y2="13.05cm" draw:start-shape="id22" draw:start-glue-point="0" draw:end-shape="id25" svg:d="M11700 14400l-1700-1350" svg:viewBox="0 0 1701 1351">
          <text:p/>
        </draw:connector>
        <draw:connector draw:style-name="gr14" draw:text-style-name="P3" draw:layer="layout" draw:type="line" svg:x1="6cm" svg:y1="12.1cm" svg:x2="4.45cm" svg:y2="13.2cm" draw:start-shape="id19" draw:start-glue-point="2" draw:end-shape="id21" draw:end-glue-point="4" svg:d="M6000 12100l-1550 1100" svg:viewBox="0 0 1551 1101">
          <text:p/>
        </draw:connector>
        <draw:custom-shape draw:style-name="gr10" draw:text-style-name="P5" xml:id="id30" draw:id="id30" draw:layer="layout" svg:width="2.8cm" svg:height="1.4cm" svg:x="15.3cm" svg:y="5.3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9cm" svg:y1="6.95cm" svg:x2="21cm" svg:y2="6.85cm" draw:start-shape="id23" draw:start-glue-point="10" draw:end-shape="id26" draw:end-glue-point="6" svg:d="M13900 6950l7100-100" svg:viewBox="0 0 7101 101">
          <text:p/>
        </draw:connector>
        <draw:connector draw:style-name="gr17" draw:text-style-name="P3" draw:layer="layout" draw:type="line" svg:x1="8.35cm" svg:y1="11.9cm" svg:x2="21.761cm" svg:y2="7.593cm" draw:start-shape="id25" draw:start-glue-point="4" draw:end-shape="id26" draw:end-glue-point="7" svg:d="M8350 11900l13411-4307" svg:viewBox="0 0 13412 4308">
          <text:p/>
        </draw:connector>
        <draw:connector draw:style-name="gr14" draw:text-style-name="P3" draw:layer="layout" draw:type="line" svg:x1="16.2cm" svg:y1="3.1cm" svg:x2="21.761cm" svg:y2="6.107cm" draw:start-shape="id24" draw:start-glue-point="1" draw:end-shape="id26" draw:end-glue-point="5" svg:d="M16200 3100l5561 3007" svg:viewBox="0 0 5562 3008">
          <text:p/>
        </draw:connector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21" draw:id="id21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6.7cm" svg:y2="13.05cm" draw:start-shape="id21" draw:start-glue-point="7" draw:end-shape="id25" draw:end-glue-point="5" svg:d="M6500 14800l200-1750" svg:viewBox="0 0 201 1751">
          <text:p/>
        </draw:connector>
        <draw:connector draw:style-name="gr14" draw:text-style-name="P3" draw:layer="layout" draw:type="line" svg:x1="4.45cm" svg:y1="16.4cm" svg:x2="10.3cm" svg:y2="15cm" draw:start-shape="id21" draw:start-glue-point="6" draw:end-shape="id22" draw:end-glue-point="3" svg:d="M4450 16400l5850-1400" svg:viewBox="0 0 5851 1401">
          <text:p/>
        </draw:connector>
        <draw:custom-shape draw:style-name="gr10" draw:text-style-name="P5" xml:id="id28" draw:id="id28" draw:layer="layout" svg:width="2.8cm" svg:height="1.4cm" svg:x="16.8cm" svg:y="11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27" draw:id="id27" draw:layer="layout" svg:width="2.8cm" svg:height="1.4cm" svg:x="19.859cm" svg:y="9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859cm" svg:y1="9.7cm" svg:x2="18.2cm" svg:y2="11cm" draw:start-shape="id27" draw:start-glue-point="3" draw:end-shape="id28" draw:end-glue-point="0" svg:d="M19859 9700l-1659 1300" svg:viewBox="0 0 1660 1301">
          <text:p/>
        </draw:connector>
        <draw:connector draw:style-name="gr14" draw:text-style-name="P3" draw:layer="layout" draw:type="line" svg:x1="22.659cm" svg:y1="9.7cm" svg:x2="24.2cm" svg:y2="14.4cm" draw:start-shape="id27" draw:start-glue-point="1" draw:end-shape="id29" draw:end-glue-point="0" svg:d="M22659 9700l1541 4700" svg:viewBox="0 0 1542 4701">
          <text:p/>
        </draw:connector>
        <draw:connector draw:style-name="gr14" draw:text-style-name="P3" draw:layer="layout" draw:type="line" svg:x1="23.6cm" svg:y1="7.9cm" svg:x2="24.2cm" svg:y2="14.4cm" draw:start-shape="id26" draw:start-glue-point="8" draw:end-shape="id29" draw:end-glue-point="0" svg:d="M23600 7900l600 6500" svg:viewBox="0 0 601 6501">
          <text:p/>
        </draw:connector>
        <draw:connector draw:style-name="gr14" draw:text-style-name="P3" draw:layer="layout" draw:type="line" svg:x1="16.7cm" svg:y1="6.7cm" svg:x2="14.9cm" svg:y2="14.8cm" draw:start-shape="id30" draw:start-glue-point="2" draw:end-shape="id31" draw:end-glue-point="5" svg:d="M16700 6700l-1800 8100" svg:viewBox="0 0 1801 8101">
          <text:p/>
        </draw:connector>
        <draw:frame draw:style-name="gr25" draw:text-style-name="P8" draw:layer="layout" svg:width="5.798cm" svg:height="0.962cm" svg:x="6.4cm" svg:y="0.046cm">
          <draw:text-box>
            <text:p><text:span text:style-name="T3">Model 1: Updated</text:span></text:p>
          </draw:text-box>
        </draw:frame>
        <draw:custom-shape draw:style-name="gr12" draw:text-style-name="P5" xml:id="id29" draw:id="id29" draw:layer="layout" svg:width="2.8cm" svg:height="1.2cm" svg:x="22.8cm" svg:y="14.4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21" draw:text-style-name="P7" xml:id="id31" draw:id="id31" draw:layer="layout" svg:width="4.1cm" svg:height="3.2cm" svg:x="14.9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6.95cm" svg:y1="16.4cm" svg:x2="22.8cm" svg:y2="15cm" draw:start-shape="id31" draw:start-glue-point="6" draw:end-shape="id29" draw:end-glue-point="3" svg:d="M16950 16400l5850-1400" svg:viewBox="0 0 5851 1401">
          <text:p/>
        </draw:connector>
        <draw:connector draw:style-name="gr14" draw:text-style-name="P3" draw:layer="layout" draw:type="line" svg:x1="18.2cm" svg:y1="12.4cm" svg:x2="16.95cm" svg:y2="13.2cm" draw:start-shape="id28" draw:start-glue-point="2" draw:end-shape="id31" draw:end-glue-point="4" svg:d="M18200 12400l-1250 800" svg:viewBox="0 0 1251 801">
          <text:p/>
        </draw:connector>
        <draw:custom-shape draw:style-name="gr24" draw:text-style-name="P5" xml:id="id26" draw:id="id26" draw:layer="layout" svg:width="5.2cm" svg:height="2.1cm" svg:x="21cm" svg:y="5.8cm">
          <text:p text:style-name="P4">Site Population</text:p>
          <text:p text:style-name="P4">(intercep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32" draw:id="id32" draw:layer="layout" svg:width="2.8cm" svg:height="1.2cm" svg:x="8.4cm" svg:y="15.9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ustom-shape draw:style-name="gr12" draw:text-style-name="P5" xml:id="id33" draw:id="id33" draw:layer="layout" svg:width="2.8cm" svg:height="1.2cm" svg:x="20.9cm" svg:y="15.9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1.2cm" svg:y1="16.5cm" svg:x2="11.7cm" svg:y2="15.6cm" draw:start-shape="id32" draw:start-glue-point="1" draw:end-shape="id22" draw:end-glue-point="2" svg:d="M11200 16500h500v-900" svg:viewBox="0 0 501 901">
          <text:p/>
        </draw:connector>
        <draw:connector draw:style-name="gr14" draw:text-style-name="P3" draw:layer="layout" svg:x1="23.7cm" svg:y1="16.5cm" svg:x2="24.2cm" svg:y2="15.6cm" draw:start-shape="id33" draw:start-glue-point="1" draw:end-shape="id29" draw:end-glue-point="2" svg:d="M23700 16500h500v-900" svg:viewBox="0 0 501 901">
          <text:p/>
        </draw:connector>
      </draw:page>
      <draw:page draw:name="page3" draw:style-name="dp2" draw:master-page-name="Default">
        <draw:frame draw:style-name="gr26" draw:text-style-name="P8" draw:layer="layout" svg:width="13.003cm" svg:height="0.962cm" svg:x="7.1cm" svg:y="0cm">
          <draw:text-box>
            <text:p><text:span text:style-name="T3">Model 1: Updated – Underlying equations</text:span></text:p>
          </draw:text-box>
        </draw:frame>
        <draw:frame draw:style-name="gr27" draw:text-style-name="P6" draw:layer="layout" svg:width="14.582cm" svg:height="1.114cm" svg:x="3.7cm" svg:y="1.2cm">
          <draw:text-box>
            <text:p>Pop<text:span text:style-name="T4">Site,Year</text:span><text:span text:style-name="T5"> ~ Pop</text:span><text:span text:style-name="T4">Site,(Year-1)</text:span><text:span text:style-name="T5"> + SNL</text:span><text:span text:style-name="T4">Site</text:span><text:span text:style-name="T5"> + Overlap</text:span><text:span text:style-name="T4">Site,(Year-1)</text:span></text:p>
          </draw:text-box>
        </draw:frame>
        <draw:frame draw:style-name="gr28" draw:text-style-name="P6" draw:layer="layout" svg:width="6.264cm" svg:height="1.114cm" svg:x="3.7cm" svg:y="2.586cm">
          <draw:text-box>
            <text:p>Pop<text:span text:style-name="T4">Site,(Year-1)</text:span><text:span text:style-name="T5"> ~ SNL</text:span><text:span text:style-name="T4">Site</text:span></text:p>
          </draw:text-box>
        </draw:frame>
        <draw:frame draw:style-name="gr29" draw:text-style-name="P6" draw:layer="layout" svg:width="21.22cm" svg:height="1.114cm" svg:x="3.746cm" svg:y="4.149cm">
          <draw:text-box>
            <text:p>PropLandscapeBloom<text:span text:style-name="T4">Site,Pass,Year</text:span><text:span text:style-name="T5"> = CoverCanola</text:span><text:span text:style-name="T4">Site,Year</text:span><text:span text:style-name="T5"> x PropBloom</text:span><text:span text:style-name="T4">Site,Pass,Year</text:span></text:p>
          </draw:text-box>
        </draw:frame>
        <draw:frame draw:style-name="gr30" draw:text-style-name="P9" draw:layer="layout" svg:width="19.958cm" svg:height="2.337cm" svg:x="3.842cm" svg:y="5.563cm">
          <draw:text-box>
            <text:p><text:span text:style-name="T5">PropBloom</text:span><text:span text:style-name="T4">Site,Pass,Year</text:span><text:span text:style-name="T5"> ~ f(Day</text:span><text:span text:style-name="T4">Site,Pass</text:span><text:span text:style-name="T5">)</text:span><text:span text:style-name="T4">Year</text:span><text:span text:style-name="T5"> </text:span></text:p>
            <text:p><text:span text:style-name="T5"><text:tab/></text:span><text:span text:style-name="T6">Used Gaussian curve with max of 1, min of 0. Seems to work OK, but could use B-spline</text:span></text:p>
          </draw:text-box>
        </draw:frame>
        <draw:frame draw:style-name="gr31" draw:text-style-name="P9" draw:layer="layout" svg:width="20.858cm" svg:height="1.114cm" svg:x="3.842cm" svg:y="7.438cm">
          <draw:text-box>
            <text:p><text:span text:style-name="T5">Count</text:span><text:span text:style-name="T4">Site,Pass,Year</text:span><text:span text:style-name="T5"> ~ f(Day</text:span><text:span text:style-name="T4">Site,Pass</text:span><text:span text:style-name="T5">)</text:span><text:span text:style-name="T4">Year</text:span><text:span text:style-name="T5"> + offset(TrapTime</text:span><text:span text:style-name="T4">Site,Pass,Year</text:span><text:span text:style-name="T5">) + (1|Site)</text:span></text:p>
          </draw:text-box>
        </draw:frame>
        <draw:frame draw:style-name="gr32" draw:text-style-name="P6" draw:layer="layout" svg:width="24.213cm" svg:height="2.76cm" svg:x="1.487cm" svg:y="14.041cm">
          <draw:text-box>
            <text:p>Overlap<text:span text:style-name="T4">Site,Pass,Year</text:span><text:span text:style-name="T5"> = (Count</text:span><text:span text:style-name="T4">Site,Pass,Year </text:span><text:span text:style-name="T5">/ TrapTime</text:span><text:span text:style-name="T4">Site,Pass,Year</text:span><text:span text:style-name="T5">) x </text:span><text:span text:style-name="T5"><text:line-break/></text:span><text:span text:style-name="T5"><text:tab/></text:span><text:span text:style-name="T5"><text:tab/></text:span><text:span text:style-name="T5"><text:tab/></text:span><text:span text:style-name="T5">(</text:span><text:span text:style-name="T7">∫ PropLandscapeBloom</text:span><text:span text:style-name="T8">Site,Pass,Year</text:span><text:span text:style-name="T7"> / TrapTime</text:span><text:span text:style-name="T8">Site,Pass,Year</text:span><text:span text:style-name="T7">dt) </text:span></text:p>
            <text:p><text:span text:style-name="T7"><text:tab/></text:span><text:span text:style-name="T9">Equivalent to </text:span><text:span text:style-name="T10">mean(Counts/Day)</text:span><text:span text:style-name="T11">Site,Pass,Year</text:span><text:span text:style-name="T10"> x mean(LandscapeBloom/Day)</text:span><text:span text:style-name="T11">Site,Pass,Year</text:span></text:p>
          </draw:text-box>
        </draw:frame>
        <draw:frame draw:style-name="gr33" draw:text-style-name="P9" draw:layer="layout" svg:width="12.613cm" svg:height="1.825cm" svg:x="1.649cm" svg:y="17.023cm">
          <draw:text-box>
            <text:p><text:span text:style-name="T5">Overlap</text:span><text:span text:style-name="T4">SiteYear</text:span><text:span text:style-name="T5"> = </text:span><text:span text:style-name="T7">∑</text:span><text:span text:style-name="T12">P</text:span><text:span text:style-name="T8">Pass=1</text:span><text:span text:style-name="T5"> Overlap</text:span><text:span text:style-name="T4">Site,Pass,Year</text:span></text:p>
          </draw:text-box>
        </draw:frame>
        <draw:frame draw:style-name="gr34" draw:text-style-name="P6" draw:layer="layout" svg:width="20.65cm" svg:height="1.897cm" svg:x="4cm" svg:y="8.986cm">
          <draw:text-box>
            <text:p>Pop<text:span text:style-name="T4">Site,Year</text:span><text:span text:style-name="T5"> = Intercept</text:span><text:span text:style-name="T4">SiteYear</text:span></text:p>
            <text:p><text:span text:style-name="T5"><text:tab/></text:span><text:span text:style-name="T6">This represent the site-to-site differences from the mean f(Day</text:span><text:span text:style-name="T13">SitePass</text:span><text:span text:style-name="T6">) trend (i.e. random effect)</text:span></text:p>
          </draw:text-box>
        </draw:frame>
        <draw:custom-shape draw:style-name="gr35" draw:text-style-name="P3" draw:layer="layout" svg:width="21.1cm" svg:height="2.3cm" svg:x="3.5cm" svg:y="11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19.431cm" svg:height="1.977cm" svg:x="3.8cm" svg:y="11.286cm">
          <draw:text-box>
            <text:p>Pop<text:span text:style-name="T4">Site,Year</text:span><text:span text:style-name="T5"> = </text:span><text:span text:style-name="T7">∑</text:span><text:span text:style-name="T12">P</text:span><text:span text:style-name="T8">Pass=1</text:span><text:span text:style-name="T5"> Count</text:span><text:span text:style-name="T4">Site,Pass,Year</text:span></text:p>
            <text:p><text:span text:style-name="T4"><text:tab/></text:span><text:span text:style-name="T6">In this version, Count is not modelled over time (Lawrence's suggestion)</text:span></text:p>
          </draw:text-box>
        </draw:frame>
      </draw:page>
      <draw:page draw:name="page4" draw:style-name="dp1" draw:master-page-name="Default">
        <draw:connector draw:style-name="gr37" draw:text-style-name="P3" draw:layer="layout" svg:x1="8.75cm" svg:y1="10.8cm" svg:x2="23.85cm" svg:y2="13.7cm" draw:start-shape="id34" draw:start-glue-point="4" draw:end-shape="id35" svg:d="M8750 10800v-501h15100v3401" svg:viewBox="0 0 15101 3402">
          <text:p/>
        </draw:connector>
        <draw:custom-shape draw:style-name="gr1" draw:text-style-name="P1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29cm" svg:height="0.962cm" svg:x="1.471cm" svg:y="2.446cm">
          <draw:text-box>
            <text:p><text:span text:style-name="T1">Site (@ given radius)</text:span></text:p>
          </draw:text-box>
        </draw:frame>
        <draw:custom-shape draw:style-name="gr38" draw:text-style-name="P3" draw:layer="layout" svg:width="24.3cm" svg:height="10.6cm" svg:x="1.8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09cm" svg:height="0.962cm" svg:x="1.291cm" svg:y="1.2cm">
          <draw:text-box>
            <text:p><text:span text:style-name="T1">Spp?</text:span></text:p>
          </draw:text-box>
        </draw:frame>
        <draw:line draw:style-name="gr7" draw:text-style-name="P3" draw:layer="layout" svg:x1="14cm" svg:y1="3.9cm" svg:x2="14cm" svg:y2="17.8cm">
          <text:p/>
        </draw:line>
        <draw:frame draw:style-name="gr8" draw:text-style-name="P2" draw:layer="layout" svg:width="1.78cm" svg:height="0.962cm" svg:x="1.8cm" svg:y="3.9cm">
          <draw:text-box>
            <text:p><text:span text:style-name="T1">Year</text:span></text:p>
          </draw:text-box>
        </draw:frame>
        <draw:frame draw:style-name="gr9" draw:text-style-name="P2" draw:layer="layout" svg:width="1.912cm" svg:height="0.962cm" svg:x="1.9cm" svg:y="8.946cm">
          <draw:text-box>
            <text:p><text:span text:style-name="T1">Pass</text:span></text:p>
          </draw:text-box>
        </draw:frame>
        <draw:custom-shape draw:style-name="gr10" draw:text-style-name="P5" xml:id="id38" draw:id="id38" draw:layer="layout" svg:width="2.8cm" svg:height="1.4cm" svg:x="3.8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0" draw:text-style-name="P5" xml:id="id37" draw:id="id37" draw:layer="layout" svg:width="2.8cm" svg:height="1.4cm" svg:x="4.1cm" svg:y="10.3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1" draw:text-style-name="P5" xml:id="id42" draw:id="id42" draw:layer="layout" svg:width="6.4cm" svg:height="1.2cm" svg:x="9.8cm" svg:y="2.5cm">
          <text:p text:style-name="P4">% Seminatural L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41" draw:id="id41" draw:layer="layout" svg:width="2.8cm" svg:height="1.2cm" svg:x="6.8cm" svg:y="15.9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40" draw:id="id40" draw:layer="layout" svg:width="3.7cm" svg:height="2cm" svg:x="10.1cm" svg:y="13.8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6" draw:id="id36" draw:layer="layout" svg:width="2.8cm" svg:height="1.4cm" svg:x="7.9cm" svg:y="7.2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7.9cm" svg:y1="7.9cm" svg:x2="5.5cm" svg:y2="10.3cm" draw:start-shape="id36" draw:start-glue-point="3" draw:end-shape="id37" draw:end-glue-point="0" svg:d="M7900 7900l-2400 2400" svg:viewBox="0 0 2401 2401">
          <text:p/>
        </draw:connector>
        <draw:connector draw:style-name="gr14" draw:text-style-name="P3" draw:layer="layout" draw:type="line" svg:x1="5.2cm" svg:y1="6cm" svg:x2="2.4cm" svg:y2="14.8cm" draw:start-shape="id38" draw:start-glue-point="2" draw:end-shape="id39" draw:end-glue-point="5" svg:d="M5200 6000l-2800 8800" svg:viewBox="0 0 2801 8801">
          <text:p/>
        </draw:connector>
        <draw:connector draw:style-name="gr14" draw:text-style-name="P3" draw:layer="layout" draw:type="line" svg:x1="10.641cm" svg:y1="15.507cm" svg:x2="9.6cm" svg:y2="16.5cm" draw:start-shape="id40" draw:start-glue-point="7" draw:end-shape="id41" svg:d="M10641 15507l-1041 993" svg:viewBox="0 0 1042 994">
          <text:p/>
        </draw:connector>
        <draw:connector draw:style-name="gr14" draw:text-style-name="P3" draw:layer="layout" draw:type="line" svg:x1="10.7cm" svg:y1="7.9cm" svg:x2="11.95cm" svg:y2="13.8cm" draw:start-shape="id36" draw:start-glue-point="1" draw:end-shape="id40" draw:end-glue-point="4" svg:d="M10700 7900l1250 5900" svg:viewBox="0 0 1251 5901">
          <text:p/>
        </draw:connector>
        <draw:connector draw:style-name="gr14" draw:text-style-name="P3" draw:layer="layout" draw:type="line" svg:x1="13cm" svg:y1="3.7cm" svg:x2="11.95cm" svg:y2="13.8cm" draw:start-shape="id42" draw:start-glue-point="2" draw:end-shape="id40" svg:d="M13000 3700l-1050 10100" svg:viewBox="0 0 1051 10101">
          <text:p/>
        </draw:connector>
        <draw:custom-shape draw:style-name="gr16" draw:text-style-name="P5" xml:id="id34" draw:id="id34" draw:layer="layout" svg:width="3.3cm" svg:height="2.3cm" svg:x="7.1cm" svg:y="10.8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0.641cm" svg:y1="14.093cm" svg:x2="10.4cm" svg:y2="11.95cm" draw:start-shape="id40" draw:start-glue-point="5" draw:end-shape="id34" svg:d="M10641 14093l-241-2143" svg:viewBox="0 0 242 2144">
          <text:p/>
        </draw:connector>
        <draw:connector draw:style-name="gr14" draw:text-style-name="P3" draw:layer="layout" draw:type="line" svg:x1="5.5cm" svg:y1="11.7cm" svg:x2="4.45cm" svg:y2="13.2cm" draw:start-shape="id37" draw:start-glue-point="2" draw:end-shape="id39" draw:end-glue-point="4" svg:d="M5500 11700l-1050 1500" svg:viewBox="0 0 1051 1501">
          <text:p/>
        </draw:connector>
        <draw:custom-shape draw:style-name="gr10" draw:text-style-name="P5" xml:id="id48" draw:id="id48" draw:layer="layout" svg:width="2.8cm" svg:height="1.4cm" svg:x="14.9cm" svg:y="4.6cm">
          <text:p text:style-name="P4">% Cover </text:p>
          <text:p text:style-name="P4">Canola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547cm" svg:height="0.962cm" svg:x="2.5cm" svg:y="19.3cm">
          <draw:text-box>
            <text:p>Where:</text:p>
          </draw:text-box>
        </draw:frame>
        <draw:custom-shape draw:style-name="gr19" draw:text-style-name="P5" draw:layer="layout" svg:width="3.2cm" svg:height="1.59cm" svg:x="5.6cm" svg:y="19cm">
          <text:p text:style-name="P4">Measured</text:p>
          <text:p text:style-name="P4">Variabl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7cm" svg:height="2cm" svg:x="15.4cm" svg:y="18.8cm">
          <text:p text:style-name="P4">Latent</text:p>
          <text:p text:style-name="P4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4.6cm" svg:height="3.1cm" svg:x="10cm" svg:y="18.3cm">
          <text:p text:style-name="P4">Calculated</text:p>
          <text:p text:style-name="P4">Vari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39" draw:id="id39" draw:layer="layout" svg:width="4.1cm" svg:height="3.2cm" svg:x="2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6.5cm" svg:y1="14.8cm" svg:x2="7.1cm" svg:y2="11.95cm" draw:start-shape="id39" draw:start-glue-point="7" draw:end-shape="id34" draw:end-glue-point="5" svg:d="M6500 14800l600-2850" svg:viewBox="0 0 601 2851">
          <text:p/>
        </draw:connector>
        <draw:connector draw:style-name="gr14" draw:text-style-name="P3" draw:layer="layout" draw:type="line" svg:x1="4.45cm" svg:y1="16.4cm" svg:x2="6.8cm" svg:y2="16.5cm" draw:start-shape="id39" draw:start-glue-point="6" draw:end-shape="id41" draw:end-glue-point="3" svg:d="M4450 16400l2350 100" svg:viewBox="0 0 2351 101">
          <text:p/>
        </draw:connector>
        <draw:custom-shape draw:style-name="gr10" draw:text-style-name="P5" xml:id="id44" draw:id="id44" draw:layer="layout" svg:width="2.8cm" svg:height="1.4cm" svg:x="16.141cm" svg:y="8.5cm">
          <text:p text:style-name="P4">% Bloom</text:p>
          <text:p text:style-name="P4">Canola</text:p>
          <draw:enhanced-geometry svg:viewBox="0 0 21600 21600" draw:type="rectangle" draw:enhanced-path="M 0 0 L 21600 0 21600 21600 0 21600 0 0 Z N"/>
        </draw:custom-shape>
        <draw:custom-shape draw:style-name="gr12" draw:text-style-name="P5" xml:id="id45" draw:id="id45" draw:layer="layout" svg:width="2.8cm" svg:height="1.2cm" svg:x="18.8cm" svg:y="15.7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13" draw:text-style-name="P5" xml:id="id35" draw:id="id35" draw:layer="layout" svg:width="3.7cm" svg:height="2cm" svg:x="22cm" svg:y="13.7cm">
          <text:p text:style-name="P4">Available</text:p>
          <text:p text:style-name="P4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3" draw:id="id43" draw:layer="layout" svg:width="2.8cm" svg:height="1.4cm" svg:x="19.9cm" svg:y="7.2cm">
          <text:p text:style-name="P4">Time/</text:p>
          <text:p text:style-name="P4">GDD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9.9cm" svg:y1="7.9cm" svg:x2="17.541cm" svg:y2="8.5cm" draw:start-shape="id43" draw:start-glue-point="3" draw:end-shape="id44" draw:end-glue-point="0" svg:d="M19900 7900l-2359 600" svg:viewBox="0 0 2360 601">
          <text:p/>
        </draw:connector>
        <draw:connector draw:style-name="gr14" draw:text-style-name="P3" draw:layer="layout" draw:type="line" svg:x1="22.541cm" svg:y1="15.407cm" svg:x2="21.6cm" svg:y2="16.3cm" draw:start-shape="id35" draw:start-glue-point="7" draw:end-shape="id45" svg:d="M22541 15407l-941 893" svg:viewBox="0 0 942 894">
          <text:p/>
        </draw:connector>
        <draw:connector draw:style-name="gr14" draw:text-style-name="P3" draw:layer="layout" draw:type="line" svg:x1="22.7cm" svg:y1="7.9cm" svg:x2="23.85cm" svg:y2="13.7cm" draw:start-shape="id43" draw:start-glue-point="1" draw:end-shape="id35" draw:end-glue-point="4" svg:d="M22700 7900l1150 5800" svg:viewBox="0 0 1151 5801">
          <text:p/>
        </draw:connector>
        <draw:custom-shape draw:style-name="gr16" draw:text-style-name="P5" xml:id="id46" draw:id="id46" draw:layer="layout" svg:width="3.3cm" svg:height="2.3cm" svg:x="19.1cm" svg:y="10.8cm">
          <text:p text:style-name="P4">Overl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22.541cm" svg:y1="13.993cm" svg:x2="22.4cm" svg:y2="11.95cm" draw:end-shape="id46" svg:d="M22541 13993l-141-2043" svg:viewBox="0 0 142 2044">
          <text:p/>
        </draw:connector>
        <draw:connector draw:style-name="gr14" draw:text-style-name="P3" draw:layer="layout" draw:type="line" svg:x1="17.541cm" svg:y1="9.9cm" svg:x2="16.45cm" svg:y2="13.2cm" draw:start-shape="id44" draw:start-glue-point="2" draw:end-shape="id47" draw:end-glue-point="4" svg:d="M17541 9900l-1091 3300" svg:viewBox="0 0 1092 3301">
          <text:p/>
        </draw:connector>
        <draw:custom-shape draw:style-name="gr21" draw:text-style-name="P7" xml:id="id47" draw:id="id47" draw:layer="layout" svg:width="4.1cm" svg:height="3.2cm" svg:x="14.4cm" svg:y="13.2cm">
          <text:p text:style-name="P4"><text:span text:style-name="T2">% Landscape</text:span></text:p>
          <text:p text:style-name="P4"><text:span text:style-name="T2">Canola</text:span></text:p>
          <text:p text:style-name="P4"><text:span text:style-name="T2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8.5cm" svg:y1="14.8cm" svg:x2="19.1cm" svg:y2="11.95cm" draw:start-shape="id47" draw:start-glue-point="7" draw:end-shape="id46" draw:end-glue-point="5" svg:d="M18500 14800l600-2850" svg:viewBox="0 0 601 2851">
          <text:p/>
        </draw:connector>
        <draw:connector draw:style-name="gr14" draw:text-style-name="P3" draw:layer="layout" draw:type="line" svg:x1="16.45cm" svg:y1="16.4cm" svg:x2="18.8cm" svg:y2="16.3cm" draw:start-shape="id47" draw:start-glue-point="6" draw:end-shape="id45" draw:end-glue-point="3" svg:d="M16450 16400l2350-100" svg:viewBox="0 0 2351 101">
          <text:p/>
        </draw:connector>
        <draw:connector draw:style-name="gr14" draw:text-style-name="P3" draw:layer="layout" draw:type="line" svg:x1="16.3cm" svg:y1="6cm" svg:x2="14.4cm" svg:y2="14.8cm" draw:start-shape="id48" draw:start-glue-point="2" draw:end-shape="id47" draw:end-glue-point="5" svg:d="M16300 6000l-1900 8800" svg:viewBox="0 0 1901 8801">
          <text:p/>
        </draw:connector>
        <draw:frame draw:style-name="gr39" draw:text-style-name="P8" draw:layer="layout" svg:width="8.876cm" svg:height="0.962cm" svg:x="6.4cm" svg:y="0.046cm">
          <draw:text-box>
            <text:p><text:span text:style-name="T3">Model 2: Ralph's comments</text:span></text:p>
          </draw:text-box>
        </draw:frame>
        <draw:connector draw:style-name="gr14" draw:text-style-name="P3" draw:layer="layout" draw:line-skew="0.698cm" svg:x1="11.95cm" svg:y1="15.8cm" svg:x2="23.85cm" svg:y2="15.7cm" draw:start-shape="id40" draw:start-glue-point="8" draw:end-shape="id35" draw:end-glue-point="8" svg:d="M11950 15800v1199h11900v-1299" svg:viewBox="0 0 11901 1300">
          <text:p/>
        </draw:connector>
        <draw:connector draw:style-name="gr14" draw:text-style-name="P3" draw:layer="layout" svg:x1="16.2cm" svg:y1="3.1cm" svg:x2="25.159cm" svg:y2="13.993cm" draw:start-shape="id42" draw:start-glue-point="1" draw:end-shape="id35" draw:end-glue-point="11" svg:d="M16200 3100h8959v10893" svg:viewBox="0 0 8960 10894">
          <text:p/>
        </draw:connector>
        <draw:custom-shape draw:style-name="gr12" draw:text-style-name="P5" xml:id="id49" draw:id="id49" draw:layer="layout" svg:width="2.8cm" svg:height="1.2cm" svg:x="6.9cm" svg:y="13.7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8.3cm" svg:y1="14.9cm" svg:x2="8.2cm" svg:y2="15.9cm" draw:start-shape="id49" draw:start-glue-point="2" draw:end-shape="id41" draw:end-glue-point="0" svg:d="M8300 14900l-100 1000" svg:viewBox="0 0 101 1001">
          <text:p/>
        </draw:connector>
        <draw:custom-shape draw:style-name="gr12" draw:text-style-name="P5" xml:id="id50" draw:id="id50" draw:layer="layout" svg:width="2.8cm" svg:height="1.2cm" svg:x="18.9cm" svg:y="13.7cm">
          <text:p text:style-name="P4">Trap Time</text:p>
          <text:p text:style-name="P4">“offset”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0.3cm" svg:y1="14.9cm" svg:x2="20.2cm" svg:y2="15.7cm" draw:start-shape="id50" draw:start-glue-point="2" draw:end-shape="id45" draw:end-glue-point="0" svg:d="M20300 14900l-100 800" svg:viewBox="0 0 101 801">
          <text:p/>
        </draw:connector>
      </draw:page>
      <draw:page draw:name="page5" draw:style-name="dp2" draw:master-page-name="Default">
        <draw:custom-shape draw:style-name="gr1" draw:text-style-name="P10" draw:layer="layout" svg:width="25.94cm" svg:height="17.1cm" svg:x="1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5.4cm" svg:height="15.6cm" svg:x="1.3cm" svg:y="2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4.9cm" svg:height="13.5cm" svg:x="1.5cm" svg:y="3.901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6.429cm" svg:height="0.954cm" svg:x="1.471cm" svg:y="2.447cm">
          <draw:text-box>
            <text:p><text:span text:style-name="T14">Site (@ given radius)</text:span></text:p>
          </draw:text-box>
        </draw:frame>
        <draw:custom-shape draw:style-name="gr5" draw:text-style-name="P12" draw:layer="layout" svg:width="24.3cm" svg:height="8.5cm" svg:x="1.8cm" svg:y="8.601cm">
          <text:p/>
          <draw:enhanced-geometry svg:viewBox="0 0 21600 21600" draw:type="rectangle" draw:enhanced-path="M 0 0 L 21600 0 21600 21600 0 21600 0 0 Z N"/>
        </draw:custom-shape>
        <draw:frame draw:style-name="gr41" draw:text-style-name="P11" draw:layer="layout" svg:width="2.509cm" svg:height="0.954cm" svg:x="1.291cm" svg:y="1.201cm">
          <draw:text-box>
            <text:p><text:span text:style-name="T14">Spp?</text:span></text:p>
          </draw:text-box>
        </draw:frame>
        <draw:line draw:style-name="gr7" draw:text-style-name="P12" draw:layer="layout" svg:x1="14.2cm" svg:y1="3.901cm" svg:x2="14.2cm" svg:y2="17.801cm">
          <text:p/>
        </draw:line>
        <draw:frame draw:style-name="gr42" draw:text-style-name="P11" draw:layer="layout" svg:width="1.78cm" svg:height="0.954cm" svg:x="1.8cm" svg:y="3.901cm">
          <draw:text-box>
            <text:p><text:span text:style-name="T14">Year</text:span></text:p>
          </draw:text-box>
        </draw:frame>
        <draw:frame draw:style-name="gr43" draw:text-style-name="P11" draw:layer="layout" svg:width="1.912cm" svg:height="0.954cm" svg:x="1.9cm" svg:y="8.947cm">
          <draw:text-box>
            <text:p><text:span text:style-name="T14">Pass</text:span></text:p>
          </draw:text-box>
        </draw:frame>
        <draw:custom-shape draw:style-name="gr23" draw:text-style-name="P13" xml:id="id53" draw:id="id53" draw:layer="layout" svg:width="2.7cm" svg:height="1.6cm" svg:x="3.8cm" svg:y="4.6cm">
          <text:p text:style-name="P4"><text:span text:style-name="T15">% Cover 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xml:id="id52" draw:id="id52" draw:layer="layout" svg:width="3cm" svg:height="1.4cm" svg:x="4.6cm" svg:y="10.701cm">
          <text:p text:style-name="P4"><text:span text:style-name="T15">% Bloom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56" draw:id="id56" draw:layer="layout" svg:width="6.4cm" svg:height="1.2cm" svg:x="9.8cm" svg:y="2.501cm">
          <text:p text:style-name="P4"><text:span text:style-name="T15">% Seminatural L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55" draw:id="id55" draw:layer="layout" svg:width="2.8cm" svg:height="1.2cm" svg:x="11.1cm" svg:y="12.9cm">
          <text:p text:style-name="P4"><text:span text:style-name="T15">Cou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51" draw:id="id51" draw:layer="layout" svg:width="2.8cm" svg:height="1.4cm" svg:x="7.859cm" svg:y="9.001cm">
          <text:p text:style-name="P4"><text:span text:style-name="T15">Time/</text:span></text:p>
          <text:p text:style-name="P4"><text:span text:style-name="T15">GDD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7.859cm" svg:y1="9.701cm" svg:x2="6.1cm" svg:y2="10.701cm" draw:start-shape="id51" draw:start-glue-point="3" draw:end-shape="id52" draw:end-glue-point="0" svg:d="M7859 9701l-1759 1000" svg:viewBox="0 0 1760 1001">
          <text:p/>
        </draw:connector>
        <draw:connector draw:style-name="gr14" draw:text-style-name="P12" draw:layer="layout" draw:type="line" svg:x1="5.15cm" svg:y1="6.2cm" svg:x2="2.4cm" svg:y2="14.801cm" draw:start-shape="id53" draw:start-glue-point="2" draw:end-shape="id54" draw:end-glue-point="5" svg:d="M5150 6200l-2750 8601" svg:viewBox="0 0 2751 8602">
          <text:p/>
        </draw:connector>
        <draw:connector draw:style-name="gr14" draw:text-style-name="P12" draw:layer="layout" draw:type="line" svg:x1="10.659cm" svg:y1="9.701cm" svg:x2="12.5cm" svg:y2="12.9cm" draw:start-shape="id51" draw:start-glue-point="1" draw:end-shape="id55" draw:end-glue-point="0" svg:d="M10659 9701l1841 3199" svg:viewBox="0 0 1842 3200">
          <text:p/>
        </draw:connector>
        <draw:connector draw:style-name="gr14" draw:text-style-name="P12" draw:layer="layout" draw:type="line" svg:x1="13cm" svg:y1="3.701cm" svg:x2="11.65cm" svg:y2="5.7cm" draw:start-shape="id56" draw:start-glue-point="2" draw:end-shape="id57" draw:end-glue-point="4" svg:d="M13000 3701l-1350 1999" svg:viewBox="0 0 1351 2000">
          <text:p/>
        </draw:connector>
        <draw:custom-shape draw:style-name="gr16" draw:text-style-name="P13" xml:id="id58" draw:id="id58" draw:layer="layout" svg:width="3.3cm" svg:height="2.3cm" svg:x="6.7cm" svg:y="11.901cm">
          <text:p text:style-name="P4"><text:span text:style-name="T15">Overla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11.1cm" svg:y1="13.5cm" svg:x2="10cm" svg:y2="13.051cm" draw:start-shape="id55" draw:start-glue-point="3" draw:end-shape="id58" svg:d="M11100 13500l-1100-449" svg:viewBox="0 0 1101 450">
          <text:p/>
        </draw:connector>
        <draw:connector draw:style-name="gr14" draw:text-style-name="P12" draw:layer="layout" draw:type="line" svg:x1="6.1cm" svg:y1="12.101cm" svg:x2="4.45cm" svg:y2="13.201cm" draw:start-shape="id52" draw:start-glue-point="2" draw:end-shape="id54" draw:end-glue-point="4" svg:d="M6100 12101l-1650 1100" svg:viewBox="0 0 1651 1101">
          <text:p/>
        </draw:connector>
        <draw:custom-shape draw:style-name="gr10" draw:text-style-name="P13" xml:id="id63" draw:id="id63" draw:layer="layout" svg:width="2.8cm" svg:height="1.4cm" svg:x="15.1cm" svg:y="4.5cm">
          <text:p text:style-name="P4"><text:span text:style-name="T15">% Cover 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3.7cm" svg:y1="6.75cm" svg:x2="22.2cm" svg:y2="6.75cm" draw:start-shape="id57" draw:start-glue-point="7" draw:end-shape="id59" draw:end-glue-point="5" svg:d="M13700 6750h8500" svg:viewBox="0 0 8501 1">
          <text:p/>
        </draw:connector>
        <draw:connector draw:style-name="gr17" draw:text-style-name="P12" draw:layer="layout" draw:type="line" svg:x1="8.35cm" svg:y1="11.901cm" svg:x2="24.25cm" svg:y2="7.8cm" draw:start-shape="id58" draw:start-glue-point="4" draw:end-shape="id59" draw:end-glue-point="6" svg:d="M8350 11901l15900-4101" svg:viewBox="0 0 15901 4102">
          <text:p/>
        </draw:connector>
        <draw:connector draw:style-name="gr14" draw:text-style-name="P12" draw:layer="layout" draw:type="line" svg:x1="16.2cm" svg:y1="3.101cm" svg:x2="24.25cm" svg:y2="5.7cm" draw:start-shape="id56" draw:start-glue-point="1" draw:end-shape="id59" draw:end-glue-point="4" svg:d="M16200 3101l8050 2599" svg:viewBox="0 0 8051 2600">
          <text:p/>
        </draw:connector>
        <draw:frame draw:style-name="gr45" draw:text-style-name="P14" draw:layer="layout" svg:width="2.547cm" svg:height="0.954cm" svg:x="2.5cm" svg:y="19.301cm">
          <draw:text-box>
            <text:p><text:span text:style-name="T15">Where:</text:span></text:p>
          </draw:text-box>
        </draw:frame>
        <draw:custom-shape draw:style-name="gr19" draw:text-style-name="P13" draw:layer="layout" svg:width="3.2cm" svg:height="1.59cm" svg:x="5.6cm" svg:y="19.001cm">
          <text:p text:style-name="P4"><text:span text:style-name="T15">Measured</text:span></text:p>
          <text:p text:style-name="P4"><text:span text:style-name="T15">Varia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7cm" svg:height="2cm" svg:x="15.4cm" svg:y="18.801cm">
          <text:p text:style-name="P4"><text:span text:style-name="T15">Latent</text:span></text:p>
          <text:p text:style-name="P4"><text:span text:style-name="T15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4.6cm" svg:height="3.1cm" svg:x="10cm" svg:y="18.301cm">
          <text:p text:style-name="P4"><text:span text:style-name="T15">Calculated</text:span></text:p>
          <text:p text:style-name="P4"><text:span text:style-name="T15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5" xml:id="id54" draw:id="id54" draw:layer="layout" svg:width="4.1cm" svg:height="3.2cm" svg:x="2.4cm" svg:y="13.201cm">
          <text:p text:style-name="P4"><text:span text:style-name="T16">% Landscape</text:span></text:p>
          <text:p text:style-name="P4"><text:span text:style-name="T16">Canola</text:span></text:p>
          <text:p text:style-name="P4"><text:span text:style-name="T16">Blo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6.5cm" svg:y1="14.801cm" svg:x2="6.7cm" svg:y2="13.051cm" draw:start-shape="id54" draw:start-glue-point="7" draw:end-shape="id58" draw:end-glue-point="5" svg:d="M6500 14801l200-1750" svg:viewBox="0 0 201 1751">
          <text:p/>
        </draw:connector>
        <draw:connector draw:style-name="gr14" draw:text-style-name="P12" draw:layer="layout" draw:type="line" svg:x1="4.45cm" svg:y1="16.401cm" svg:x2="11.1cm" svg:y2="13.5cm" draw:start-shape="id54" draw:start-glue-point="6" draw:end-shape="id55" draw:end-glue-point="3" svg:d="M4450 16401l6650-2901" svg:viewBox="0 0 6651 2902">
          <text:p/>
        </draw:connector>
        <draw:custom-shape draw:style-name="gr10" draw:text-style-name="P13" xml:id="id61" draw:id="id61" draw:layer="layout" svg:width="2.8cm" svg:height="1.4cm" svg:x="16.8cm" svg:y="11.001cm">
          <text:p text:style-name="P4"><text:span text:style-name="T15">% Bloom</text:span></text:p>
          <text:p text:style-name="P4"><text:span text:style-name="T15">Canol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60" draw:id="id60" draw:layer="layout" svg:width="2.8cm" svg:height="1.4cm" svg:x="19.859cm" svg:y="9.001cm">
          <text:p text:style-name="P4"><text:span text:style-name="T15">Time/</text:span></text:p>
          <text:p text:style-name="P4"><text:span text:style-name="T15">GDD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9.859cm" svg:y1="9.701cm" svg:x2="18.2cm" svg:y2="11.001cm" draw:start-shape="id60" draw:start-glue-point="3" draw:end-shape="id61" draw:end-glue-point="0" svg:d="M19859 9701l-1659 1300" svg:viewBox="0 0 1660 1301">
          <text:p/>
        </draw:connector>
        <draw:connector draw:style-name="gr14" draw:text-style-name="P12" draw:layer="layout" draw:type="line" svg:x1="22.659cm" svg:y1="9.701cm" svg:x2="24.2cm" svg:y2="14.101cm" draw:start-shape="id60" draw:start-glue-point="1" draw:end-shape="id62" draw:end-glue-point="0" svg:d="M22659 9701l1541 4400" svg:viewBox="0 0 1542 4401">
          <text:p/>
        </draw:connector>
        <draw:connector draw:style-name="gr14" draw:text-style-name="P12" draw:layer="layout" draw:type="line" svg:x1="16.5cm" svg:y1="5.9cm" svg:x2="14.9cm" svg:y2="14.801cm" draw:start-shape="id63" draw:start-glue-point="2" draw:end-shape="id64" draw:end-glue-point="5" svg:d="M16500 5900l-1600 8901" svg:viewBox="0 0 1601 8902">
          <text:p/>
        </draw:connector>
        <draw:frame draw:style-name="gr46" draw:text-style-name="P16" draw:layer="layout" svg:width="7.368cm" svg:height="0.954cm" svg:x="6.4cm" svg:y="0.047cm">
          <draw:text-box>
            <text:p><text:span text:style-name="T17">Model 2: Lawrence's comments</text:span></text:p>
          </draw:text-box>
        </draw:frame>
        <draw:custom-shape draw:style-name="gr12" draw:text-style-name="P13" xml:id="id62" draw:id="id62" draw:layer="layout" svg:width="2.8cm" svg:height="1.2cm" svg:x="22.8cm" svg:y="14.101cm">
          <text:p text:style-name="P4"><text:span text:style-name="T15">Cou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64" draw:id="id64" draw:layer="layout" svg:width="4.1cm" svg:height="3.2cm" svg:x="14.9cm" svg:y="13.201cm">
          <text:p text:style-name="P4"><text:span text:style-name="T16">% Landscape</text:span></text:p>
          <text:p text:style-name="P4"><text:span text:style-name="T16">Canola</text:span></text:p>
          <text:p text:style-name="P4"><text:span text:style-name="T16">Bloo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16.95cm" svg:y1="16.401cm" svg:x2="22.8cm" svg:y2="14.701cm" draw:start-shape="id64" draw:start-glue-point="6" draw:end-shape="id62" draw:end-glue-point="3" svg:d="M16950 16401l5850-1700" svg:viewBox="0 0 5851 1701">
          <text:p/>
        </draw:connector>
        <draw:connector draw:style-name="gr14" draw:text-style-name="P12" draw:layer="layout" draw:type="line" svg:x1="18.2cm" svg:y1="12.401cm" svg:x2="16.95cm" svg:y2="13.201cm" draw:start-shape="id61" draw:start-glue-point="2" draw:end-shape="id64" draw:end-glue-point="4" svg:d="M18200 12401l-1250 800" svg:viewBox="0 0 1251 801">
          <text:p/>
        </draw:connector>
        <draw:custom-shape draw:style-name="gr12" draw:text-style-name="P13" xml:id="id65" draw:id="id65" draw:layer="layout" svg:width="2.8cm" svg:height="1.2cm" svg:x="8.4cm" svg:y="15.601cm">
          <text:p text:style-name="P4"><text:span text:style-name="T15">Trap Time</text:span></text:p>
          <text:p text:style-name="P4"><text:span text:style-name="T15">“</text:span><text:span text:style-name="T15">offset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66" draw:id="id66" draw:layer="layout" svg:width="2.8cm" svg:height="1.2cm" svg:x="20.9cm" svg:y="15.601cm">
          <text:p text:style-name="P4"><text:span text:style-name="T15">Trap Time</text:span></text:p>
          <text:p text:style-name="P4"><text:span text:style-name="T15">“</text:span><text:span text:style-name="T15">offset”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11.2cm" svg:y1="16.201cm" svg:x2="12.5cm" svg:y2="14.1cm" draw:start-shape="id65" draw:start-glue-point="1" draw:end-shape="id55" draw:end-glue-point="2" svg:d="M11200 16201h1300v-2101" svg:viewBox="0 0 1301 2102">
          <text:p/>
        </draw:connector>
        <draw:connector draw:style-name="gr14" draw:text-style-name="P12" draw:layer="layout" svg:x1="23.7cm" svg:y1="16.201cm" svg:x2="24.2cm" svg:y2="15.301cm" draw:start-shape="id66" draw:start-glue-point="1" draw:end-shape="id62" draw:end-glue-point="2" svg:d="M23700 16201h500v-900" svg:viewBox="0 0 501 901">
          <text:p/>
        </draw:connector>
        <draw:custom-shape draw:style-name="gr47" draw:text-style-name="P15" xml:id="id57" draw:id="id57" draw:layer="layout" svg:width="4.1cm" svg:height="2.1cm" svg:x="9.6cm" svg:y="5.7cm">
          <text:p text:style-name="P4"><text:span text:style-name="T16">Sum of 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2" draw:layer="layout" draw:type="line" svg:x1="12.5cm" svg:y1="12.9cm" svg:x2="11.65cm" svg:y2="7.8cm" draw:start-shape="id55" draw:start-glue-point="0" draw:end-shape="id57" draw:end-glue-point="6" svg:d="M12500 12900l-850-5100" svg:viewBox="0 0 851 5101">
          <text:p/>
        </draw:connector>
        <draw:custom-shape draw:style-name="gr47" draw:text-style-name="P15" xml:id="id59" draw:id="id59" draw:layer="layout" svg:width="4.1cm" svg:height="2.1cm" svg:x="22.2cm" svg:y="5.7cm">
          <text:p text:style-name="P4"><text:span text:style-name="T16">Sum of 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2" draw:layer="layout" draw:type="line" svg:x1="24.2cm" svg:y1="14.101cm" svg:x2="24.25cm" svg:y2="7.8cm" draw:start-shape="id62" draw:start-glue-point="0" draw:end-shape="id59" draw:end-glue-point="6" svg:d="M24200 14101l50-6301" svg:viewBox="0 0 51 6302">
          <text:p/>
        </draw:connector>
      </draw:page>
      <draw:page draw:name="page6" draw:style-name="dp2" draw:master-page-name="Default">
        <draw:frame draw:style-name="gr49" draw:text-style-name="P6" draw:layer="layout" svg:width="24.28cm" svg:height="2.413cm" svg:x="1.796cm" svg:y="2.987cm">
          <draw:text-box>
            <text:p>Count<text:span text:style-name="T4">i,2016</text:span><text:span text:style-name="T5">(t) = Count</text:span><text:span text:style-name="T4">i,2015</text:span><text:span text:style-name="T5">(t) + %Bloom</text:span><text:span text:style-name="T4">i,2015</text:span><text:span text:style-name="T5">(t) x PropCanola</text:span><text:span text:style-name="T18">i,2015</text:span><text:span text:style-name="T5"> + PropSemiNatural</text:span><text:span text:style-name="T4">i</text:span><text:span text:style-name="T5"> + e</text:span><text:span text:style-name="T8">i</text:span></text:p>
            <text:p><text:span text:style-name="T7"/></text:p>
            <text:p><text:span text:style-name="T19">Where: </text:span><text:span text:style-name="T20">i = Site, t = Time (day of year), e = error, using a b-spline for all functional relations</text:span></text:p>
          </draw:text-box>
        </draw:frame>
        <draw:frame draw:style-name="gr50" draw:text-style-name="P2" draw:layer="layout" svg:width="16.944cm" svg:height="0.962cm" svg:x="4.2cm" svg:y="0.8cm">
          <draw:text-box>
            <text:p><text:span text:style-name="T1">Potential alternative model using Functional Data Analysis:</text:span></text:p>
          </draw:text-box>
        </draw:frame>
        <draw:frame draw:style-name="gr51" draw:text-style-name="P6" draw:layer="layout" svg:width="23.8cm" svg:height="6.65cm" svg:x="2.3cm" svg:y="6.338cm">
          <draw:text-box>
            <text:p>Hypothesis: generalist bees derive benefit from canola and SNL because of increased foraging opportunities and nest site availability, while specialist bees only derive benefit from SNL.</text:p>
            <text:p/>
            <text:p>Predictions: </text:p>
            <text:p>- Sites with high counts in 2015 will have high counts in 2016 (+ <text:span text:style-name="T21">β coefficients)</text:span>.</text:p>
            <text:p>- Bees using canola will have + <text:span text:style-name="T21">β</text:span><text:span text:style-name="T22"> </text:span>coefficients for bloom, while those that don't will have 0 or – coefficients. </text:p>
            <text:p>- PropSemiNatural may have an effect on year to year counts (but see below)</text:p>
          </draw:text-box>
        </draw:frame>
        <draw:frame draw:style-name="gr52" draw:text-style-name="P6" draw:layer="layout" svg:width="25.105cm" svg:height="3.247cm" svg:x="1.835cm" svg:y="14.2cm">
          <draw:text-box>
            <text:p>Problems: </text:p>
            <text:p>- Count<text:span text:style-name="T23">i,2015</text:span><text:span text:style-name="T24">(t) is related to PropSemiNatural</text:span><text:span text:style-name="T23">i</text:span><text:span text:style-name="T24">, at least in mixed model of </text:span><text:span text:style-name="T25">Anthophora terminalis</text:span><text:span text:style-name="T24">. How to deal with collinearity? Perhaps a 2-part model?</text:span><text:span text:style-name="T24"><text:line-break/></text:span><text:span text:style-name="T24">- Many NA values for %bloom. Should we estimate overall curve for each year?</text:span></text:p>
          </draw:text-box>
        </draw:frame>
      </draw:page>
      <draw:page draw:name="page7" draw:style-name="dp1" draw:master-page-name="Default">
        <draw:custom-shape draw:style-name="gr53" draw:text-style-name="P5" draw:layer="layout" svg:width="15.4cm" svg:height="15.9cm" svg:x="5.9cm" svg:y="2.1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5.798cm" svg:height="0.962cm" svg:x="6.4cm" svg:y="0.047cm">
          <draw:text-box>
            <text:p><text:span text:style-name="T3">Simplified model</text:span></text:p>
          </draw:text-box>
        </draw:frame>
        <draw:custom-shape draw:style-name="gr54" draw:text-style-name="P5" xml:id="id67" draw:id="id67" draw:layer="layout" svg:width="3.1cm" svg:height="1.9cm" svg:x="11.9cm" svg:y="2.8cm">
          <text:p text:style-name="P4">% SNL</text:p>
          <draw:enhanced-geometry svg:viewBox="0 0 21600 21600" draw:type="rectangle" draw:enhanced-path="M 0 0 L 21600 0 21600 21600 0 21600 0 0 Z N"/>
        </draw:custom-shape>
        <draw:custom-shape draw:style-name="gr55" draw:text-style-name="P5" xml:id="id69" draw:id="id69" draw:layer="layout" svg:width="3.7cm" svg:height="2.2cm" svg:x="16.1cm" svg:y="5.9cm">
          <text:p text:style-name="P4">Bee Counts</text:p>
          <text:p text:style-name="P4">2016</text:p>
          <draw:enhanced-geometry svg:viewBox="0 0 21600 21600" draw:type="rectangle" draw:enhanced-path="M 0 0 L 21600 0 21600 21600 0 21600 0 0 Z N"/>
        </draw:custom-shape>
        <draw:custom-shape draw:style-name="gr55" draw:text-style-name="P5" xml:id="id68" draw:id="id68" draw:layer="layout" svg:width="3.7cm" svg:height="2.2cm" svg:x="7.3cm" svg:y="5.9cm">
          <text:p text:style-name="P4">Bee Counts</text:p>
          <text:p text:style-name="P4">2015</text:p>
          <draw:enhanced-geometry svg:viewBox="0 0 21600 21600" draw:type="rectangle" draw:enhanced-path="M 0 0 L 21600 0 21600 21600 0 21600 0 0 Z N"/>
        </draw:custom-shape>
        <draw:connector draw:style-name="gr56" draw:text-style-name="P3" draw:layer="layout" draw:type="line" svg:x1="11.9cm" svg:y1="3.75cm" svg:x2="9.15cm" svg:y2="5.9cm" draw:start-shape="id67" draw:start-glue-point="3" draw:end-shape="id68" draw:end-glue-point="0" svg:d="M11900 3750l-2750 2150" svg:viewBox="0 0 2751 2151">
          <text:p/>
        </draw:connector>
        <draw:connector draw:style-name="gr56" draw:text-style-name="P3" draw:layer="layout" draw:type="line" svg:x1="15cm" svg:y1="3.75cm" svg:x2="17.95cm" svg:y2="5.9cm" draw:start-shape="id67" draw:start-glue-point="1" draw:end-shape="id69" draw:end-glue-point="0" svg:d="M15000 3750l2950 2150" svg:viewBox="0 0 2951 2151">
          <text:p/>
        </draw:connector>
        <draw:connector draw:style-name="gr56" draw:text-style-name="P3" draw:layer="layout" draw:type="line" svg:x1="11cm" svg:y1="7cm" svg:x2="16.1cm" svg:y2="7cm" draw:start-shape="id68" draw:start-glue-point="1" draw:end-shape="id69" draw:end-glue-point="3" svg:d="M11000 7000h5100" svg:viewBox="0 0 5101 1">
          <text:p/>
        </draw:connector>
        <draw:custom-shape draw:style-name="gr57" draw:text-style-name="P5" xml:id="id70" draw:id="id70" draw:layer="layout" svg:width="5.7cm" svg:height="1.927cm" svg:x="6.3cm" svg:y="9.6cm">
          <text:p text:style-name="P4">Canola Abundance</text:p>
          <text:p text:style-name="P4">2015 (per pas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3" draw:layer="layout" draw:type="line" svg:x1="9.15cm" svg:y1="9.6cm" svg:x2="9.15cm" svg:y2="8.1cm" draw:start-shape="id70" draw:start-glue-point="0" draw:end-shape="id68" draw:end-glue-point="2" svg:d="M9150 9600v-1500" svg:viewBox="0 0 1 1501">
          <text:p/>
        </draw:connector>
        <draw:custom-shape draw:style-name="gr58" draw:text-style-name="P5" xml:id="id71" draw:id="id71" draw:layer="layout" svg:width="5.8cm" svg:height="2.2cm" svg:x="6.4cm" svg:y="13.1cm">
          <text:p text:style-name="P4">Total Canola</text:p>
          <text:p text:style-name="P4">Abundance 2015</text:p>
          <draw:enhanced-geometry svg:viewBox="0 0 21600 21600" draw:type="rectangle" draw:enhanced-path="M 0 0 L 21600 0 21600 21600 0 21600 0 0 Z N"/>
        </draw:custom-shape>
        <draw:connector draw:style-name="gr56" draw:text-style-name="P3" draw:layer="layout" draw:type="line" svg:x1="12.2cm" svg:y1="14.2cm" svg:x2="16.1cm" svg:y2="7cm" draw:start-shape="id71" draw:start-glue-point="1" draw:end-shape="id69" svg:d="M12200 14200l3900-7200" svg:viewBox="0 0 3901 7201">
          <text:p/>
        </draw:connector>
        <draw:line draw:style-name="gr59" draw:text-style-name="P3" draw:layer="layout" svg:x1="13.4cm" svg:y1="5.3cm" svg:x2="13.4cm" svg:y2="16.3cm">
          <text:p/>
        </draw:line>
        <draw:frame draw:style-name="gr60" draw:text-style-name="P17" draw:layer="layout" svg:width="2.382cm" svg:height="1.195cm" svg:x="8.1cm" svg:y="16.5cm">
          <draw:text-box>
            <text:p><text:span text:style-name="T26">2015</text:span></text:p>
          </draw:text-box>
        </draw:frame>
        <draw:frame draw:style-name="gr60" draw:text-style-name="P17" draw:layer="layout" svg:width="2.382cm" svg:height="1.195cm" svg:x="16.8cm" svg:y="16.505cm">
          <draw:text-box>
            <text:p><text:span text:style-name="T26">2016</text:span></text:p>
          </draw:text-box>
        </draw:frame>
        <draw:custom-shape draw:style-name="gr57" draw:text-style-name="P5" xml:id="id72" draw:id="id72" draw:layer="layout" svg:width="5.7cm" svg:height="1.927cm" svg:x="15.1cm" svg:y="9.6cm">
          <text:p text:style-name="P4">Canola Abundance</text:p>
          <text:p text:style-name="P4">2016 (per pas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3" draw:layer="layout" draw:type="line" svg:x1="17.95cm" svg:y1="9.6cm" svg:x2="17.95cm" svg:y2="8.1cm" draw:start-shape="id72" draw:start-glue-point="0" draw:end-shape="id69" draw:end-glue-point="2" svg:d="M17950 9600v-1500" svg:viewBox="0 0 1 1501">
          <text:p/>
        </draw:connector>
      </draw:page>
      <draw:page draw:name="page8" draw:style-name="dp2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6:05:22.662000000</meta:creation-date>
    <dc:date>2019-03-01T13:06:03.816000000</dc:date>
    <dc:creator>Samuel Robinson</dc:creator>
    <meta:editing-duration>PT9H17M45S</meta:editing-duration>
    <meta:editing-cycles>29</meta:editing-cycles>
    <meta:generator>LibreOffice/6.2.0.3$Windows_X86_64 LibreOffice_project/98c6a8a1c6c7b144ce3cc729e34964b47ce25d62</meta:generator>
    <meta:document-statistic meta:object-count="238"/>
  </office:meta>
</office:document-meta>
</file>